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056" officeooo:paragraph-rsid="000650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gygyf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0:28:46.005185514</meta:creation-date>
    <dc:date>2023-10-30T20:29:00.492964073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7.2$Linux_X86_64 LibreOffice_project/30$Build-2</meta:generator>
  </office:meta>
</office:document-meta>
</file>